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ca2eb" officeooo:paragraph-rsid="000ca2eb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typing and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4:31.112000000</meta:creation-date>
    <dc:date>2014-12-08T18:04:58.922000000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27" meta:non-whitespace-character-count="25"/>
    <meta:generator>LibreOffice/4.3.0.4$Windows_x86 LibreOffice_project/62ad5818884a2fc2e5780dd45466868d41009ec0</meta:generator>
  </office:meta>
</office:document-meta>
</file>